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979in" fo:margin-left="0.3771in" table:align="left" style:writing-mode="lr-tb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1.4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6875in" fo:margin-left="0.3875in" table:align="left" style:writing-mode="lr-tb"/>
    </style:style>
    <style:style style:name="Table3.A" style:family="table-column">
      <style:table-column-properties style:column-width="4.2396in"/>
    </style:style>
    <style:style style:name="Table3.B" style:family="table-column">
      <style:table-column-properties style:column-width="1.4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5.7083in" fo:margin-left="0.3771in" table:align="left" style:writing-mode="lr-tb"/>
    </style:style>
    <style:style style:name="Table4.A" style:family="table-column">
      <style:table-column-properties style:column-width="5.7083in"/>
    </style:style>
    <style:style style:name="Table4.1" style:family="table-row">
      <style:table-row-properties style:min-row-height="0.5313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7083in" fo:margin-left="0.3667in" table:align="left" style:writing-mode="lr-tb"/>
    </style:style>
    <style:style style:name="Table2.A" style:family="table-column">
      <style:table-column-properties style:column-width="5.7083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c0359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c0e98" officeooo:paragraph-rsid="000c0e98" style:font-size-asian="11pt" style:font-weight-asian="bold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2602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language="fr" fo:country="FR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2602in"/>
        </style:tab-stops>
      </style:paragraph-properties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13b099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paragraph-rsid="000c0e98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snap-to-layout-grid="false"/>
      <style:text-properties fo:font-size="12pt" fo:font-weight="bold" officeooo:rsid="000c0e98" officeooo:paragraph-rsid="000c0e98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c0e98" officeooo:paragraph-rsid="000c0e98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2pt" style:font-size-asian="12pt" style:font-size-complex="12pt" style:font-weight-complex="bold"/>
    </style:style>
    <style:style style:name="P16" style:family="paragraph" style:parent-style-name="Standard">
      <style:text-properties fo:font-size="12pt" officeooo:paragraph-rsid="00101545" style:font-size-asian="12pt" style:font-size-complex="12pt"/>
    </style:style>
    <style:style style:name="P17" style:family="paragraph" style:parent-style-name="Standard">
      <style:text-properties fo:font-size="12pt" officeooo:rsid="000c0359" officeooo:paragraph-rsid="0013b099" style:font-size-asian="12pt" style:font-size-complex="12pt"/>
    </style:style>
    <style:style style:name="P18" style:family="paragraph" style:parent-style-name="Standard">
      <style:paragraph-properties style:snap-to-layout-grid="false"/>
      <style:text-properties fo:font-size="12pt" officeooo:rsid="000c0359" officeooo:paragraph-rsid="0013b099" style:font-size-asian="12pt" style:font-size-complex="12pt"/>
    </style:style>
    <style:style style:name="P19" style:family="paragraph" style:parent-style-name="Standard">
      <style:text-properties fo:font-size="12pt" officeooo:paragraph-rsid="0013b099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text-properties fo:font-size="12pt" fo:font-style="italic" officeooo:paragraph-rsid="00101545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font-style="italic" officeooo:rsid="00101545" officeooo:paragraph-rsid="0013b099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 style:snap-to-layout-grid="false"/>
      <style:text-properties fo:font-size="12pt" fo:font-style="italic" officeooo:rsid="000c0359" officeooo:paragraph-rsid="0013b099" style:font-size-asian="12pt" style:font-style-asian="italic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fo:font-style="normal" officeooo:rsid="000c0359" officeooo:paragraph-rsid="0013b099" style:font-size-asian="12pt" style:font-style-asian="normal" style:font-size-complex="12pt" style:font-style-complex="normal"/>
    </style:style>
    <style:style style:name="P2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0c0e98" officeooo:paragraph-rsid="000c0e98" style:font-size-asian="13pt" style:font-weight-asian="bold" style:font-size-complex="13pt" style:font-weight-complex="bold"/>
    </style:style>
    <style:style style:name="P27" style:family="paragraph" style:parent-style-name="Standard">
      <style:paragraph-properties>
        <style:tab-stops>
          <style:tab-stop style:position="0.5in"/>
          <style:tab-stop style:position="1in"/>
          <style:tab-stop style:position="1.2602in"/>
        </style:tab-stops>
      </style:paragraph-properties>
      <style:text-properties fo:font-size="13pt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fo:font-size="13pt" fo:language="fr" fo:country="FR" style:font-size-asian="13pt" style:font-size-complex="13pt"/>
    </style:style>
    <style:style style:name="P30" style:family="paragraph" style:parent-style-name="Heading">
      <style:text-properties fo:font-size="18pt" fo:language="fr" fo:country="FR" fo:font-style="italic" officeooo:rsid="000c0e98" officeooo:paragraph-rsid="000c0e98" style:font-size-asian="18pt" style:font-style-asian="italic" style:font-size-complex="18pt" style:font-style-complex="italic"/>
    </style:style>
    <style:style style:name="P31" style:family="paragraph" style:parent-style-name="Standard" style:list-style-name="WW8Num3">
      <style:text-properties fo:font-size="12pt" style:font-size-asian="12pt" style:font-size-complex="12pt"/>
    </style:style>
    <style:style style:name="P32" style:family="paragraph" style:parent-style-name="Standard" style:list-style-name="WW8Num1">
      <style:text-properties fo:font-size="12pt" officeooo:rsid="00101545" officeooo:paragraph-rsid="0013b099" style:font-size-asian="12pt" style:font-size-complex="12pt"/>
    </style:style>
    <style:style style:name="P33" style:family="paragraph" style:parent-style-name="Standard" style:list-style-name="WW8Num3">
      <style:text-properties fo:font-size="12pt" fo:font-style="italic" style:font-size-asian="12pt" style:font-style-asian="italic" style:font-size-complex="12pt"/>
    </style:style>
    <style:style style:name="P34" style:family="paragraph" style:parent-style-name="Standard" style:list-style-name="WW8Num1">
      <style:paragraph-properties style:snap-to-layout-grid="false"/>
      <style:text-properties fo:font-size="12pt" fo:font-weight="normal" officeooo:rsid="00101545" officeooo:paragraph-rsid="0013b099" style:font-size-asian="12pt" style:font-weight-asian="normal" style:font-size-complex="12pt" style:font-weight-complex="normal"/>
    </style:style>
    <style:style style:name="P35" style:family="paragraph" style:parent-style-name="Standard" style:list-style-name="WW8Num1">
      <style:paragraph-properties fo:margin-left="0.0102in" fo:margin-right="0.0835in" fo:orphans="2" fo:widows="2" fo:text-indent="0in" style:auto-text-indent="false" style:snap-to-layout-grid="false" style:writing-mode="lr-tb"/>
      <style:text-properties fo:font-size="12pt" fo:font-weight="normal" officeooo:rsid="00101545" officeooo:paragraph-rsid="0013b099" style:font-size-asian="12pt" style:font-weight-asian="normal" style:font-size-complex="12pt" style:font-weight-complex="normal"/>
    </style:style>
    <style:style style:name="P36" style:family="paragraph" style:parent-style-name="Heading" style:master-page-name="Standard">
      <style:paragraph-properties style:page-number="auto"/>
      <style:text-properties fo:font-size="16pt" fo:language="fr" fo:country="FR" fo:font-style="italic" style:font-size-asian="16pt" style:font-style-asian="italic" style:font-size-complex="16pt" style:font-style-complex="italic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c035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0359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officeooo:rsid="000c0359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1545" style:font-weight-asian="normal" style:font-weight-complex="normal"/>
    </style:style>
    <style:style style:name="T9" style:family="text">
      <style:text-properties officeooo:rsid="000c035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style:font-weight-complex="normal"/>
    </style:style>
    <style:style style:name="T12" style:family="text">
      <style:text-properties fo:font-size="12pt" officeooo:rsid="000c0359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3pt" fo:language="fr" fo:country="FR" officeooo:rsid="000c0359" style:font-size-asian="13pt" style:font-size-complex="13pt"/>
    </style:style>
    <style:style style:name="T15" style:family="text">
      <style:text-properties officeooo:rsid="00101545"/>
    </style:style>
    <style:style style:name="T16" style:family="text">
      <style:text-properties officeooo:rsid="0013b099"/>
    </style:style>
    <style:style style:name="T17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0">Olivier Yeme</text:p>
      <text:p text:style-name="P29"><text:span text:style-name="T9">35 </text:span>rue <text:span text:style-name="T9">Henri Barbusse</text:span></text:p>
      <text:p text:style-name="P29">9<text:span text:style-name="T9">4800 Villejuif</text:span>, France </text:p>
      <text:p text:style-name="P28"><text:span text:style-name="T1"><text:s/>Tel. <text:s/>(33) 69</text:span><text:span text:style-name="T2">8</text:span><text:span text:style-name="T1"> </text:span><text:span text:style-name="T2">1</text:span><text:span text:style-name="T1">99 </text:span><text:span text:style-name="T2">505</text:span></text:p>
      <text:p text:style-name="P1"><text:span text:style-name="Internet_20_link"><text:span text:style-name="T14">olivier.yeme@epitech.eu</text:span></text:span></text:p>
      <text:p text:style-name="P5"/>
      <text:p text:style-name="P6"/>
      <text:p text:style-name="P27"><text:span text:style-name="T3">Education:</text:span> 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3">EPITECH </text:span>(European Institute of Technology)</text:p>
            <text:p text:style-name="P21">Combined Bachelor-Master’s in Computer Science </text:p>
            <text:list xml:id="list1322425422800175735" text:style-name="WW8Num3">
              <text:list-item>
                <text:p text:style-name="P31">Courses taken include .NET, C++, PHP &amp; Oracle <text:s/></text:p>
              </text:list-item>
              <text:list-item>
                <text:p text:style-name="P31">Projects: Create &amp; develop Shell, Raytracer</text:p>
                <text:p text:style-name="P31"/>
              </text:list-item>
            </text:list>
          </table:table-cell>
          <table:table-cell table:style-name="Table1.A1" office:value-type="string">
            <text:p text:style-name="P14">Paris, France</text:p>
            <text:p text:style-name="P20">201<text:span text:style-name="T16">4</text:span>-201<text:span text:style-name="T16">9</text:span></text:p>
          </table:table-cell>
        </table:table-row>
        <table:table-row table:style-name="Table1.1">
          <table:table-cell table:style-name="Table1.A1" office:value-type="string">
            <text:p text:style-name="P10">Lycée Christophe Colomb</text:p>
            <text:list xml:id="list141217016034146" text:continue-numbering="true" text:style-name="WW8Num3">
              <text:list-item>
                <text:p text:style-name="P33">Baccalauréat S (High School diploma in <text:span text:style-name="T16">S</text:span>cience)</text:p>
              </text:list-item>
            </text:list>
            <text:p text:style-name="P13"/>
          </table:table-cell>
          <table:table-cell table:style-name="Table1.A1" office:value-type="string">
            <text:p text:style-name="P15"><text:span text:style-name="T9">Vernon</text:span>, France</text:p>
            <text:p text:style-name="P20"><text:s/>20<text:span text:style-name="T9">11</text:span>-20<text:span text:style-name="T9">14</text:span></text:p>
          </table:table-cell>
        </table:table-row>
      </table:table>
      <text:p text:style-name="Standard"/>
      <text:p text:style-name="P25">Volunteer Experience: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<text:span text:style-name="T3">F.W.A. </text:span>(A <text:span text:style-name="T15">start-up </text:span>company)</text:p>
            <text:p text:style-name="P22">Intern assistant</text:p>
            <text:list xml:id="list8597105550611352190" text:style-name="WW8Num1">
              <text:list-item>
                <text:p text:style-name="P32">Learned about the various functions of the IT Department as well as of the company as a whole </text:p>
              </text:list-item>
              <text:list-item>
                <text:p text:style-name="P35">Assisted in development activities</text:p>
              </text:list-item>
              <text:list-item>
                <text:p text:style-name="P35">Gained knowledge in visual studios</text:p>
              </text:list-item>
            </text:list>
            <text:p text:style-name="P18"/>
          </table:table-cell>
          <table:table-cell table:style-name="Table3.A1" office:value-type="string">
            <text:p text:style-name="P24">Paris, France</text:p>
            <text:p text:style-name="P23">June 14 – July 14</text:p>
          </table:table-cell>
        </table:table-row>
        <table:table-row table:style-name="Table3.1">
          <table:table-cell table:style-name="Table3.A1" office:value-type="string">
            <text:p text:style-name="P19"><text:span text:style-name="T4">Carmignac Gestion</text:span><text:span text:style-name="T3"> <text:s/></text:span></text:p>
            <text:p text:style-name="P22">Intern assistant</text:p>
            <text:list xml:id="list141216688647769" text:continue-numbering="true" text:style-name="WW8Num1">
              <text:list-item>
                <text:p text:style-name="P34">Observed the proper functioning of an international busines<text:span text:style-name="T16">s</text:span></text:p>
              </text:list-item>
            </text:list>
          </table:table-cell>
          <table:table-cell table:style-name="Table3.A1" office:value-type="string">
            <text:p text:style-name="P23"><text:span text:style-name="T17">Paris, France</text:span> <text:s text:c="16"/>Jan. 2011</text:p>
          </table:table-cell>
        </table:table-row>
      </table:table>
      <text:p text:style-name="P7"/>
      <text:p text:style-name="P8"/>
      <text:p text:style-name="P25">Skills:</text:p>
      <text:p text:style-name="P2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Languages</text:p>
            <text:p text:style-name="P13"><text:span text:style-name="T5">Native French speaker, intermedi</text:span><text:span text:style-name="T6">ate English</text:span><text:span text:style-name="T5"> </text:span><text:span text:style-name="T6">&amp;</text:span><text:span text:style-name="T5"> notions of </text:span><text:span text:style-name="T6">Spanish</text:span><text:span text:style-name="T5"> </text:span></text:p>
          </table:table-cell>
        </table:table-row>
        <table:table-row table:style-name="Table4.1">
          <table:table-cell table:style-name="Table4.A1" office:value-type="string">
            <text:p text:style-name="P10">Technical skills</text:p>
            <text:p text:style-name="P9"><text:span text:style-name="T10">C, Shell Scripting, </text:span><text:span text:style-name="Strong_20_Emphasis"><text:span text:style-name="T13">Windows, Windows Server</text:span></text:span><text:span text:style-name="Strong_20_Emphasis"><text:span text:style-name="T11">, </text:span></text:span><text:span text:style-name="T10">Emacs, </text:span><text:span text:style-name="T12">Hardware, Network</text:span></text:p>
          </table:table-cell>
        </table:table-row>
      </table:table>
      <text:p text:style-name="Standard"/>
      <text:p text:style-name="P26">Hobbies: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Travel: <text:span text:style-name="T7">U</text:span><text:span text:style-name="T8">SA</text:span><text:span text:style-name="T7">, Great Britain, Spain, Canada, South of France</text:span></text:p>
          </table:table-cell>
        </table:table-row>
        <table:table-row table:style-name="Table2.1">
          <table:table-cell table:style-name="Table2.A1" office:value-type="string">
            <text:p text:style-name="P12">Sport<text:span text:style-name="T15">s: </text:span><text:span text:style-name="T7">Soccer, basket-ball, swimming, badminton</text:span></text:p>
          </table:table-cell>
        </table:table-row>
        <table:table-row table:style-name="Table2.1">
          <table:table-cell table:style-name="Table2.A1" office:value-type="string">
            <text:p text:style-name="P11">Art: <text:span text:style-name="T7">Cinema, music</text:span></text:p>
          </table:table-cell>
        </table:table-row>
      </table:table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aire_20_Car" style:display-name="Commentaire Car" style:family="text">
      <style:text-properties fo:language="en" fo:country="US"/>
    </style:style>
    <style:style style:name="Objet_20_du_20_commentaire_20_Car" style:display-name="Objet du commentaire Car" style:family="text">
      <style:text-properties fo:language="en" fo:country="U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5909in" fo:margin-left="1.248in" fo:margin-right="1.2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lien Amar</dc:title>
    <meta:initial-creator>meo</meta:initial-creator>
    <meta:creation-date>2015-03-02T17:40:00</meta:creation-date>
    <dc:date>2015-04-02T14:12:16.260040468</dc:date>
    <meta:print-date>2011-03-15T11:52:00</meta:print-date>
    <meta:editing-cycles>8</meta:editing-cycles>
    <meta:editing-duration>P2171DT9H32M</meta:editing-duration>
    <meta:generator>LibreOffice/4.1.6.2$Linux_X86_64 LibreOffice_project/410m0$Build-2</meta:generator>
    <meta:document-statistic meta:table-count="4" meta:image-count="0" meta:object-count="0" meta:page-count="1" meta:paragraph-count="39" meta:word-count="161" meta:character-count="1107" meta:non-whitespace-character-count="960"/>
  </office:meta>
</office:document-meta>
</file>